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FE000000F760FAA34F.png" manifest:media-type="image/png"/>
  <manifest:file-entry manifest:full-path="Pictures/10000201000001FC00000196BA306F53.png" manifest:media-type="image/png"/>
  <manifest:file-entry manifest:full-path="Pictures/10000201000000E50000008EA25A3018.png" manifest:media-type="image/png"/>
  <manifest:file-entry manifest:full-path="Pictures/10000201000001F6000001AF3DB75E08.png" manifest:media-type="image/png"/>
  <manifest:file-entry manifest:full-path="Pictures/10000201000001F7000001A1D42CEA21.png" manifest:media-type="image/png"/>
  <manifest:file-entry manifest:full-path="Pictures/10000201000000FE000000F707087F4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4" text:anchor-type="paragraph" svg:x="3.484cm" svg:y="5.253cm" svg:width="2.79cm" svg:height="2.709cm" draw:z-index="2"><draw:image xlink:href="Pictures/10000201000000FE000000F707087F48.png" xlink:type="simple" xlink:show="embed" xlink:actuate="onLoad"/></draw:frame><draw:frame draw:style-name="fr1" draw:name="graphics1" text:anchor-type="paragraph" svg:x="-1.909cm" svg:y="3.545cm" svg:width="2.792cm" svg:height="2.715cm" draw:z-index="3"><draw:image xlink:href="Pictures/10000201000000FE000000F760FAA34F.png" xlink:type="simple" xlink:show="embed" xlink:actuate="onLoad"/></draw:frame><draw:frame draw:style-name="fr1" draw:name="graphics5" text:anchor-type="paragraph" svg:x="14.554cm" svg:y="-0.288cm" svg:width="2.79cm" svg:height="2.709cm" draw:z-index="5"><draw:image xlink:href="Pictures/10000201000000FE000000F760FAA34F.png" xlink:type="simple" xlink:show="embed" xlink:actuate="onLoad"/></draw:frame><draw:frame draw:style-name="fr1" draw:name="graphics6" text:anchor-type="paragraph" svg:x="-1.487cm" svg:y="7.602cm" svg:width="2.469cm" svg:height="1.531cm" draw:z-index="8"><draw:image xlink:href="Pictures/10000201000000E50000008EA25A3018.png" xlink:type="simple" xlink:show="embed" xlink:actuate="onLoad"/></draw:frame><draw:frame draw:style-name="fr1" draw:name="graphics2" text:anchor-type="paragraph" svg:x="9.705cm" svg:y="-1.393cm" svg:width="2.469cm" svg:height="1.531cm" draw:z-index="9"><draw:image xlink:href="Pictures/10000201000000E50000008EA25A3018.png" xlink:type="simple" xlink:show="embed" xlink:actuate="onLoad"/></draw:frame><draw:frame draw:style-name="fr1" draw:name="graphics7" text:anchor-type="paragraph" svg:x="9.493cm" svg:y="3.713cm" svg:width="2.469cm" svg:height="1.531cm" draw:z-index="10"><draw:image xlink:href="Pictures/10000201000000E50000008EA25A3018.png" xlink:type="simple" xlink:show="embed" xlink:actuate="onLoad"/></draw:frame><draw:frame draw:style-name="fr1" draw:name="graphics3" text:anchor-type="paragraph" svg:x="9.521cm" svg:y="0.661cm" svg:width="2.667cm" svg:height="2.291cm" draw:z-index="11"><draw:image xlink:href="Pictures/10000201000001F6000001AF3DB75E08.png" xlink:type="simple" xlink:show="embed" xlink:actuate="onLoad"/></draw:frame><draw:frame draw:style-name="fr1" draw:name="graphics8" text:anchor-type="paragraph" svg:x="9.529cm" svg:y="5.53cm" svg:width="2.672cm" svg:height="2.215cm" draw:z-index="12"><draw:image xlink:href="Pictures/10000201000001F7000001A1D42CEA21.png" xlink:type="simple" xlink:show="embed" xlink:actuate="onLoad"/></draw:frame><draw:frame draw:style-name="fr1" draw:name="graphics9" text:anchor-type="paragraph" svg:x="14.766cm" svg:y="4.184cm" svg:width="2.79cm" svg:height="2.709cm" draw:z-index="13"><draw:image xlink:href="Pictures/10000201000000FE000000F760FAA34F.png" xlink:type="simple" xlink:show="embed" xlink:actuate="onLoad"/></draw:frame><draw:frame draw:style-name="fr1" draw:name="graphics10" text:anchor-type="paragraph" svg:x="9.511cm" svg:y="10.425cm" svg:width="2.635cm" svg:height="2.106cm" draw:z-index="16"><draw:image xlink:href="Pictures/10000201000001FC00000196BA306F53.png" xlink:type="simple" xlink:show="embed" xlink:actuate="onLoad"/></draw:frame><draw:frame draw:style-name="fr1" draw:name="graphics11" text:anchor-type="paragraph" svg:x="9.626cm" svg:y="8.396cm" svg:width="2.469cm" svg:height="1.531cm" draw:z-index="17"><draw:image xlink:href="Pictures/10000201000000E50000008EA25A3018.png" xlink:type="simple" xlink:show="embed" xlink:actuate="onLoad"/></draw:frame><draw:frame draw:style-name="fr1" draw:name="graphics12" text:anchor-type="paragraph" svg:x="14.845cm" svg:y="9.132cm" svg:width="2.79cm" svg:height="2.709cm" draw:z-index="18"><draw:image xlink:href="Pictures/10000201000000FE000000F760FAA34F.png" xlink:type="simple" xlink:show="embed" xlink:actuate="onLoad"/></draw:frame><draw:line text:anchor-type="paragraph" draw:z-index="0" draw:style-name="gr1" draw:text-style-name="P1" svg:x1="0.882cm" svg:y1="4.909cm" svg:x2="3.177cm" svg:y2="5.862cm"><text:p/></draw:line><draw:line text:anchor-type="paragraph" draw:z-index="1" draw:style-name="gr1" draw:text-style-name="P1" svg:x1="1.102cm" svg:y1="8.27cm" svg:x2="3.203cm" svg:y2="7.317cm"><text:p/></draw:line><draw:line text:anchor-type="paragraph" draw:z-index="4" draw:style-name="gr1" draw:text-style-name="P1" svg:x1="12.271cm" svg:y1="2.184cm" svg:x2="14.342cm" svg:y2="1.575cm"><text:p/></draw:line><draw:line text:anchor-type="paragraph" draw:z-index="6" draw:style-name="gr1" draw:text-style-name="P1" svg:x1="12.384cm" svg:y1="-0.25cm" svg:x2="14.236cm" svg:y2="0.65cm"><text:p/></draw:line><draw:line text:anchor-type="paragraph" draw:z-index="7" draw:style-name="gr1" draw:text-style-name="P1" svg:x1="6.272cm" svg:y1="7.641cm" svg:x2="8.944cm" svg:y2="10.65cm"><text:p/></draw:line><draw:line text:anchor-type="paragraph" draw:z-index="14" draw:style-name="gr1" draw:text-style-name="P1" svg:x1="12.437cm" svg:y1="4.406cm" svg:x2="14.289cm" svg:y2="5.306cm"><text:p/></draw:line><draw:line text:anchor-type="paragraph" draw:z-index="15" draw:style-name="gr1" draw:text-style-name="P1" svg:x1="12.324cm" svg:y1="6.682cm" svg:x2="14.395cm" svg:y2="6.073cm"><text:p/></draw:line><draw:line text:anchor-type="paragraph" draw:z-index="19" draw:style-name="gr1" draw:text-style-name="P1" svg:x1="12.377cm" svg:y1="11.603cm" svg:x2="14.448cm" svg:y2="10.994cm"><text:p/></draw:line><draw:line text:anchor-type="paragraph" draw:z-index="20" draw:style-name="gr1" draw:text-style-name="P1" svg:x1="12.49cm" svg:y1="9.089cm" svg:x2="14.342cm" svg:y2="9.989cm"><text:p/></draw:line><draw:line text:anchor-type="paragraph" draw:z-index="21" draw:style-name="gr1" draw:text-style-name="P1" svg:x1="6.272cm" svg:y1="6.747cm" svg:x2="8.92cm" svg:y2="6.747cm"><text:p/></draw:line><draw:line text:anchor-type="paragraph" draw:z-index="22" draw:style-name="gr1" draw:text-style-name="P1" svg:x1="6.272cm" svg:y1="5.662cm" svg:x2="9.182cm" svg:y2="2.21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1131 902" svg:d="m564 0-564 902h1131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Randall</meta:initial-creator>
    <meta:creation-date>2013-06-21T14:18:49</meta:creation-date>
    <dc:date>2013-06-21T18:08:34</dc:date>
    <dc:creator>Daniel Randall</dc:creator>
    <meta:editing-duration>PT2H33M33S</meta:editing-duration>
    <meta:editing-cycles>2</meta:editing-cycles>
    <meta:generator>LibreOffice/3.5$Linux_X86_64 LibreOffice_project/350m1$Build-2</meta:generator>
    <meta:document-statistic meta:table-count="0" meta:image-count="12" meta:object-count="0" meta:page-count="1" meta:paragraph-count="0" meta:word-count="0" meta:character-count="0" meta:non-whitespace-character-count="0"/>
  </office:meta>
</office:document-meta>
</file>